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3.88cm" fo:margin-left="0.131cm" fo:margin-top="0cm" fo:margin-bottom="0cm" table:align="left"/>
    </style:style>
    <style:style style:name="Table1.A" style:family="table-column">
      <style:table-column-properties style:column-width="2.992cm"/>
    </style:style>
    <style:style style:name="Table1.B" style:family="table-column">
      <style:table-column-properties style:column-width="0.407cm"/>
    </style:style>
    <style:style style:name="Table1.C" style:family="table-column">
      <style:table-column-properties style:column-width="10.481cm"/>
    </style:style>
    <style:style style:name="Table1.1" style:family="table-row">
      <style:table-row-properties style:min-row-height="0.0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Table2" style:family="table">
      <style:table-properties style:width="12.965cm" fo:margin-left="1.027cm" fo:margin-top="0cm" fo:margin-bottom="0.3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0.305cm"/>
    </style:style>
    <style:style style:name="Table2.C" style:family="table-column">
      <style:table-column-properties style:column-width="10.257cm"/>
    </style:style>
    <style:style style:name="Table2.A1" style:family="table-cell">
      <style:table-cell-properties style:writing-mode="page"/>
    </style:style>
    <style:style style:name="Table4" style:family="table">
      <style:table-properties style:width="12.862cm" fo:margin-left="1.129cm" table:align="left" fo:background-color="transparent">
        <style:background-image/>
      </style:table-properties>
    </style:style>
    <style:style style:name="Table4.A" style:family="table-column">
      <style:table-column-properties style:column-width="10.991cm"/>
    </style:style>
    <style:style style:name="Table4.B" style:family="table-column">
      <style:table-column-properties style:column-width="1.87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f4c6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ccf4c6" fo:padding="0.101cm" fo:border="0.05pt solid #000000" style:writing-mode="page">
        <style:background-image/>
      </style:table-cell-properties>
    </style:style>
    <style:style style:name="Table4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4cm" table:align="margins"/>
    </style:style>
    <style:style style:name="Table5.A" style:family="table-column">
      <style:table-column-properties style:column-width="8.61cm" style:rel-column-width="40301*"/>
    </style:style>
    <style:style style:name="Table5.B" style:family="table-column">
      <style:table-column-properties style:column-width="5.39cm" style:rel-column-width="25234*"/>
    </style:style>
    <style:style style:name="Table5.A1" style:family="table-cell">
      <style:table-cell-properties style:writing-mode="page"/>
    </style:style>
    <style:style style:name="Table3" style:family="table">
      <style:table-properties style:width="14cm" table:align="margins" fo:background-color="transparent">
        <style:background-image/>
      </style:table-properties>
    </style:style>
    <style:style style:name="Table3.A" style:family="table-column">
      <style:table-column-properties style:column-width="0.794cm" style:rel-column-width="450*"/>
    </style:style>
    <style:style style:name="Table3.B" style:family="table-column">
      <style:table-column-properties style:column-width="2.808cm" style:rel-column-width="1592*"/>
    </style:style>
    <style:style style:name="Table3.C" style:family="table-column">
      <style:table-column-properties style:column-width="5.496cm" style:rel-column-width="3116*"/>
    </style:style>
    <style:style style:name="Table3.D" style:family="table-column">
      <style:table-column-properties style:column-width="0.997cm" style:rel-column-width="565*"/>
    </style:style>
    <style:style style:name="Table3.E" style:family="table-column">
      <style:table-column-properties style:column-width="1.304cm" style:rel-column-width="739*"/>
    </style:style>
    <style:style style:name="Table3.F" style:family="table-column">
      <style:table-column-properties style:column-width="2.602cm" style:rel-column-width="147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f4c6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F1" style:family="table-cell">
      <style:table-cell-properties style:vertical-align="middle" fo:background-color="#ccf4c6" fo:padding="0.101cm" fo:border="0.05pt solid #000000" style:writing-mode="page">
        <style:background-image/>
      </style:table-cell-properties>
    </style:style>
    <style:style style:name="Table3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D2" style:family="table-cell">
      <style:table-cell-properties fo:background-color="#ccf4c6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2" style:family="table-cell">
      <style:table-cell-properties fo:background-color="#ccf4c6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C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E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F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D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E4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F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B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D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E5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F5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B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C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D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E6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F6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C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E7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3.F7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50%" fo:text-align="justify" style:justify-single-word="false"/>
      <style:text-properties officeooo:rsid="000f97dd" officeooo:paragraph-rsid="000f97dd"/>
    </style:style>
    <style:style style:name="P2" style:family="paragraph" style:parent-style-name="Standard">
      <style:paragraph-properties fo:margin-top="0cm" fo:margin-bottom="0cm" style:contextual-spacing="false" fo:line-height="150%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130a37"/>
    </style:style>
    <style:style style:name="P4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text-indent="1cm" style:auto-text-indent="false" style:page-number="auto" fo:background-color="transparent"/>
      <style:text-properties officeooo:paragraph-rsid="0015f14f"/>
    </style:style>
    <style:style style:name="P5" style:family="paragraph" style:parent-style-name="Table_20_Contents">
      <style:paragraph-properties fo:line-height="150%" fo:text-align="justify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7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text-indent="1cm" style:auto-text-indent="false" style:page-number="auto" fo:background-color="transparent"/>
      <style:text-properties officeooo:paragraph-rsid="001955d5"/>
    </style:style>
    <style:style style:name="P8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1cm" style:auto-text-indent="false" fo:background-color="transparent"/>
      <style:text-properties officeooo:paragraph-rsid="001955d5"/>
    </style:style>
    <style:style style:name="P9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1955d5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officeooo:paragraph-rsid="0015f14f"/>
    </style:style>
    <style:style style:name="P11" style:family="paragraph" style:parent-style-name="Table_20_Contents">
      <style:paragraph-properties fo:line-height="150%" fo:text-align="justify" style:justify-single-word="false"/>
      <style:text-properties officeooo:rsid="0015f14f" officeooo:paragraph-rsid="0015f14f"/>
    </style:style>
    <style:style style:name="P12" style:family="paragraph" style:parent-style-name="Standard">
      <style:paragraph-properties fo:text-align="center" style:justify-single-word="false"/>
      <style:text-properties fo:language="id" fo:country="ID" officeooo:rsid="0243b9fd" officeooo:paragraph-rsid="0015f14f"/>
    </style:style>
    <style:style style:name="P13" style:family="paragraph" style:parent-style-name="Table_20_Contents">
      <style:paragraph-properties fo:text-align="center" style:justify-single-word="false"/>
      <style:text-properties fo:language="id" fo:country="ID" officeooo:rsid="0243b9fd" officeooo:paragraph-rsid="0015f14f"/>
    </style:style>
    <style:style style:name="P14" style:family="paragraph" style:parent-style-name="Standard">
      <style:text-properties fo:language="id" fo:country="ID" fo:font-style="italic" officeooo:paragraph-rsid="0015f14f" style:font-style-asian="italic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language="id" fo:country="ID" fo:font-style="italic" officeooo:rsid="0447e48f" officeooo:paragraph-rsid="0015f14f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language="id" fo:country="ID" fo:font-style="italic" officeooo:rsid="02238db4" officeooo:paragraph-rsid="0015f14f" style:font-style-asian="italic" style:font-style-complex="italic"/>
    </style:style>
    <style:style style:name="P17" style:family="paragraph" style:parent-style-name="Table_20_Contents">
      <style:paragraph-properties fo:text-align="justify" style:justify-single-word="false"/>
      <style:text-properties fo:language="id" fo:country="ID" fo:font-style="italic" officeooo:rsid="02238db4" officeooo:paragraph-rsid="0015f14f" style:font-style-asian="italic" style:font-style-complex="italic"/>
    </style:style>
    <style:style style:name="P18" style:family="paragraph" style:parent-style-name="Table_20_Contents">
      <loext:graphic-properties draw:fill="none"/>
      <style:paragraph-properties fo:line-height="15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2238db4" officeooo:paragraph-rsid="0015f14f" style:font-style-asian="italic" style:font-style-complex="italic"/>
    </style:style>
    <style:style style:name="P19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2238db4" officeooo:paragraph-rsid="0015f14f" style:font-style-asian="italic" style:font-style-complex="italic"/>
    </style:style>
    <style:style style:name="P20" style:family="paragraph" style:parent-style-name="Table_20_Contents">
      <style:paragraph-properties fo:text-align="justify" style:justify-single-word="false"/>
      <style:text-properties fo:language="id" fo:country="ID" fo:font-style="italic" officeooo:rsid="0415772a" officeooo:paragraph-rsid="0015f14f" style:font-style-asian="italic" style:font-style-complex="italic"/>
    </style:style>
    <style:style style:name="P21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5772a" officeooo:paragraph-rsid="0015f14f" style:font-style-asian="italic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language="id" fo:country="ID" fo:font-style="italic" officeooo:rsid="0415772a" officeooo:paragraph-rsid="0015f14f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language="id" fo:country="ID" fo:font-style="italic" officeooo:rsid="016e8cd7" officeooo:paragraph-rsid="0015f14f" style:font-style-asian="italic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fo:language="id" fo:country="ID" fo:font-style="italic" officeooo:rsid="042e8a12" officeooo:paragraph-rsid="0015f14f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language="id" fo:country="ID" fo:font-style="italic" officeooo:rsid="0438ab03" officeooo:paragraph-rsid="0015f14f" style:font-style-asian="italic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language="id" fo:country="ID" fo:font-style="italic" officeooo:rsid="04123d44" officeooo:paragraph-rsid="0015f14f" style:font-style-asian="italic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language="id" fo:country="ID" fo:font-style="italic" officeooo:rsid="0413d245" officeooo:paragraph-rsid="0015f14f" style:font-style-asian="italic" style:font-style-complex="italic"/>
    </style:style>
    <style:style style:name="P28" style:family="paragraph" style:parent-style-name="Table_20_Contents">
      <loext:graphic-properties draw:fill="none"/>
      <style:paragraph-properties fo:line-height="150%" fo:text-align="start" style:justify-single-word="false" fo:orphans="0" fo:widows="0" fo:background-color="transparent" text:number-lines="false" text:line-number="0">
        <style:tab-stops/>
      </style:paragraph-properties>
      <style:text-properties fo:language="id" fo:country="ID" fo:font-style="italic" officeooo:rsid="0413d245" officeooo:paragraph-rsid="0015f14f" style:font-style-asian="italic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language="id" fo:country="ID" fo:font-style="italic" officeooo:rsid="044e2ac7" officeooo:paragraph-rsid="0015f14f" style:font-style-asian="italic" style:font-style-complex="italic"/>
    </style:style>
    <style:style style:name="P30" style:family="paragraph" style:parent-style-name="Table_20_Contents">
      <style:paragraph-properties fo:text-align="justify" style:justify-single-word="false"/>
      <style:text-properties fo:language="id" fo:country="ID" fo:font-style="italic" officeooo:rsid="044f18e9" officeooo:paragraph-rsid="0015f14f" style:font-style-asian="italic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fo:language="id" fo:country="ID" fo:font-style="italic" officeooo:paragraph-rsid="0015f14f" style:font-style-asian="italic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fo:language="id" fo:country="ID" fo:font-style="italic" officeooo:rsid="025d17ab" officeooo:paragraph-rsid="0015f14f" style:font-style-asian="italic" style:font-style-complex="italic"/>
    </style:style>
    <style:style style:name="P33" style:family="paragraph" style:parent-style-name="Table_20_Contents">
      <style:paragraph-properties fo:text-align="justify" style:justify-single-word="false"/>
      <style:text-properties fo:language="id" fo:country="ID" fo:font-style="italic" officeooo:rsid="025d17ab" officeooo:paragraph-rsid="0015f14f" style:font-style-asian="italic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language="id" fo:country="ID" fo:font-style="italic" officeooo:rsid="0294f8d7" officeooo:paragraph-rsid="0015f14f" style:font-style-asian="italic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fo:language="id" fo:country="ID" fo:font-style="italic" officeooo:rsid="0294f8d7" officeooo:paragraph-rsid="0015f14f" style:font-style-asian="italic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language="id" fo:country="ID" fo:font-style="italic" officeooo:rsid="04164a15" officeooo:paragraph-rsid="0015f14f" style:font-style-asian="italic" style:font-style-complex="italic"/>
    </style:style>
    <style:style style:name="P37" style:family="paragraph" style:parent-style-name="Table_20_Contents">
      <style:paragraph-properties fo:text-align="justify" style:justify-single-word="false"/>
      <style:text-properties fo:language="id" fo:country="ID" fo:font-style="italic" officeooo:rsid="04164a15" officeooo:paragraph-rsid="0015f14f" style:font-style-asian="italic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language="id" fo:country="ID" fo:font-style="italic" officeooo:rsid="041795ba" officeooo:paragraph-rsid="0015f14f" style:font-style-asian="italic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language="id" fo:country="ID" fo:font-style="italic" officeooo:rsid="02564134" officeooo:paragraph-rsid="0015f14f" style:font-style-asian="italic" style:font-style-complex="italic"/>
    </style:style>
    <style:style style:name="P40" style:family="paragraph" style:parent-style-name="Table_20_Contents">
      <style:paragraph-properties fo:text-align="justify" style:justify-single-word="false"/>
      <style:text-properties fo:language="id" fo:country="ID" fo:font-style="italic" officeooo:rsid="02564134" officeooo:paragraph-rsid="0015f14f" style:font-style-asian="italic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fo:language="id" fo:country="ID" fo:font-style="italic" officeooo:rsid="041c79b4" officeooo:paragraph-rsid="0015f14f" style:font-style-asian="italic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fo:language="id" fo:country="ID" fo:font-style="italic" officeooo:rsid="041b5148" officeooo:paragraph-rsid="0015f14f" style:font-style-asian="italic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language="id" fo:country="ID" fo:font-style="italic" officeooo:rsid="018937fc" officeooo:paragraph-rsid="0015f14f" style:font-style-asian="italic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fo:language="id" fo:country="ID" fo:font-style="italic" officeooo:rsid="018937fc" officeooo:paragraph-rsid="0015f14f" style:font-style-asian="italic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language="id" fo:country="ID" fo:font-style="italic" officeooo:rsid="041e50b0" officeooo:paragraph-rsid="0015f14f" style:font-style-asian="italic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fo:language="id" fo:country="ID" fo:font-style="italic" officeooo:rsid="041e50b0" officeooo:paragraph-rsid="0015f14f" style:font-style-asian="italic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fo:language="id" fo:country="ID" fo:font-style="italic" officeooo:rsid="046e9290" officeooo:paragraph-rsid="0015f14f" style:font-style-asian="italic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fo:language="id" fo:country="ID" fo:font-style="italic" officeooo:rsid="046e9290" officeooo:paragraph-rsid="0015f14f" style:font-style-asian="italic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fo:language="id" fo:country="ID" fo:font-style="italic" officeooo:rsid="041f1464" officeooo:paragraph-rsid="0015f14f" style:font-style-asian="italic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fo:language="id" fo:country="ID" fo:font-style="italic" officeooo:rsid="022f2c39" officeooo:paragraph-rsid="0015f14f" style:font-style-asian="italic" style:font-style-complex="italic"/>
    </style:style>
    <style:style style:name="P51" style:family="paragraph" style:parent-style-name="Table_20_Contents">
      <style:paragraph-properties fo:text-align="justify" style:justify-single-word="false"/>
      <style:text-properties fo:language="id" fo:country="ID" fo:font-style="italic" officeooo:rsid="022f2c39" officeooo:paragraph-rsid="0015f14f" style:font-style-asian="italic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fo:language="id" fo:country="ID" fo:font-style="italic" officeooo:rsid="02a23f3f" officeooo:paragraph-rsid="0015f14f" style:font-style-asian="italic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fo:language="id" fo:country="ID" fo:font-style="italic" officeooo:rsid="02a23f3f" officeooo:paragraph-rsid="0015f14f" style:font-style-asian="italic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fo:language="id" fo:country="ID" fo:font-style="italic" officeooo:rsid="025dcf59" officeooo:paragraph-rsid="0015f14f" style:font-style-asian="italic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fo:language="id" fo:country="ID" fo:font-style="italic" officeooo:rsid="025dcf59" officeooo:paragraph-rsid="0015f14f" style:font-style-asian="italic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anguage="id" fo:country="ID" fo:font-style="italic" officeooo:rsid="0420d966" officeooo:paragraph-rsid="0015f14f" style:font-style-asian="italic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15f14f" style:font-style-asian="italic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1c3d17" style:font-style-asian="italic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fo:language="id" fo:country="ID" fo:font-style="italic" officeooo:rsid="042b705c" officeooo:paragraph-rsid="002303c9" style:font-style-asian="italic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fo:language="id" fo:country="ID" fo:font-style="italic" officeooo:rsid="042b705c" officeooo:paragraph-rsid="0015f14f" style:font-style-asian="italic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fo:language="id" fo:country="ID" fo:font-style="italic" officeooo:rsid="02e4706e" officeooo:paragraph-rsid="0015f14f" style:font-style-asian="italic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fo:language="id" fo:country="ID" fo:font-style="italic" officeooo:rsid="04224415" officeooo:paragraph-rsid="0015f14f" style:font-style-asian="italic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fo:language="id" fo:country="ID" fo:font-style="italic" officeooo:rsid="02530008" officeooo:paragraph-rsid="0015f14f" style:font-style-asian="italic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fo:language="id" fo:country="ID" fo:font-style="italic" officeooo:rsid="02d2b069" officeooo:paragraph-rsid="0015f14f" style:font-style-asian="italic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fo:language="id" fo:country="ID" fo:font-style="italic" officeooo:rsid="04285a3b" officeooo:paragraph-rsid="0015f14f" style:font-style-asian="italic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fo:language="id" fo:country="ID" fo:font-style="italic" officeooo:rsid="042a490e" officeooo:paragraph-rsid="0015f14f" style:font-style-asian="italic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fo:language="id" fo:country="ID" fo:font-style="italic" officeooo:rsid="02548558" officeooo:paragraph-rsid="0015f14f" style:font-style-asian="italic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fo:language="id" fo:country="ID" fo:font-style="italic" officeooo:rsid="044b82f8" officeooo:paragraph-rsid="0015f14f" style:font-style-asian="italic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fo:language="id" fo:country="ID" fo:font-style="italic" officeooo:rsid="0250adc7" officeooo:paragraph-rsid="0015f14f" style:font-style-asian="italic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fo:language="id" fo:country="ID" fo:font-style="italic" officeooo:rsid="025f9150" officeooo:paragraph-rsid="0015f14f" style:font-style-asian="italic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fo:language="id" fo:country="ID" fo:font-style="italic" officeooo:rsid="0510d3ad" officeooo:paragraph-rsid="0015f14f" style:font-style-asian="italic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fo:language="id" fo:country="ID" fo:font-style="italic" officeooo:rsid="02514673" officeooo:paragraph-rsid="0015f14f" style:font-style-asian="italic" style:font-style-complex="italic"/>
    </style:style>
    <style:style style:name="P73" style:family="paragraph" style:parent-style-name="Table_20_Contents">
      <style:paragraph-properties fo:text-align="justify" style:justify-single-word="false"/>
      <style:text-properties fo:language="id" fo:country="ID" fo:font-style="italic" officeooo:rsid="02514673" officeooo:paragraph-rsid="0015f14f" style:font-style-asian="italic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fo:language="id" fo:country="ID" fo:font-style="italic" officeooo:rsid="042a6c6b" officeooo:paragraph-rsid="0015f14f" style:font-style-asian="italic" style:font-style-complex="italic"/>
    </style:style>
    <style:style style:name="P75" style:family="paragraph" style:parent-style-name="Table_20_Contents">
      <style:paragraph-properties fo:text-align="start" style:justify-single-word="false"/>
      <style:text-properties fo:language="id" fo:country="ID" fo:font-style="italic" officeooo:rsid="022cc365" officeooo:paragraph-rsid="0015f14f" style:font-style-asian="italic" style:font-style-complex="italic"/>
    </style:style>
    <style:style style:name="P76" style:family="paragraph" style:parent-style-name="Table_20_Contents">
      <style:paragraph-properties fo:text-align="start" style:justify-single-word="false"/>
      <style:text-properties fo:language="id" fo:country="ID" fo:font-style="italic" officeooo:rsid="02569fad" officeooo:paragraph-rsid="0015f14f" style:font-style-asian="italic" style:font-style-complex="italic"/>
    </style:style>
    <style:style style:name="P77" style:family="paragraph" style:parent-style-name="Table_20_Contents">
      <style:paragraph-properties fo:text-align="start" style:justify-single-word="false"/>
      <style:text-properties fo:language="id" fo:country="ID" fo:font-style="italic" officeooo:rsid="02401f31" officeooo:paragraph-rsid="0015f14f" style:font-style-asian="italic" style:font-style-complex="italic"/>
    </style:style>
    <style:style style:name="P78" style:family="paragraph" style:parent-style-name="Table_20_Contents">
      <style:paragraph-properties fo:text-align="start" style:justify-single-word="false"/>
      <style:text-properties fo:language="id" fo:country="ID" fo:font-style="italic" officeooo:rsid="0241b113" officeooo:paragraph-rsid="0015f14f" style:font-style-asian="italic" style:font-style-complex="italic"/>
    </style:style>
    <style:style style:name="P79" style:family="paragraph" style:parent-style-name="Table_20_Contents">
      <style:paragraph-properties fo:text-align="start" style:justify-single-word="false"/>
      <style:text-properties fo:language="id" fo:country="ID" fo:font-style="italic" officeooo:rsid="018ad522" officeooo:paragraph-rsid="0015f14f" style:font-style-asian="italic" style:font-style-complex="italic"/>
    </style:style>
    <style:style style:name="P80" style:family="paragraph" style:parent-style-name="Table_20_Contents">
      <style:paragraph-properties fo:text-align="start" style:justify-single-word="false"/>
      <style:text-properties fo:language="id" fo:country="ID" fo:font-style="italic" officeooo:rsid="02d73e46" officeooo:paragraph-rsid="0015f14f" style:font-style-asian="italic" style:font-style-complex="italic"/>
    </style:style>
    <style:style style:name="P81" style:family="paragraph" style:parent-style-name="Table_20_Contents">
      <style:paragraph-properties fo:text-align="justify" style:justify-single-word="false"/>
      <style:text-properties fo:language="id" fo:country="ID" fo:font-style="italic" officeooo:rsid="002303c9" officeooo:paragraph-rsid="002303c9" style:font-style-asian="italic" style:font-style-complex="italic"/>
    </style:style>
    <style:style style:name="P82" style:family="paragraph" style:parent-style-name="Standard">
      <style:paragraph-properties fo:text-align="start" style:justify-single-word="false" style:writing-mode="lr-tb"/>
      <style:text-properties fo:language="id" fo:country="ID" officeooo:rsid="023477a8" officeooo:paragraph-rsid="0015f14f"/>
    </style:style>
    <style:style style:name="P83" style:family="paragraph" style:parent-style-name="Standard">
      <style:paragraph-properties fo:text-align="start" style:justify-single-word="false" style:writing-mode="lr-tb"/>
      <style:text-properties fo:language="id" fo:country="ID" officeooo:rsid="01669617" officeooo:paragraph-rsid="0015f14f"/>
    </style:style>
    <style:style style:name="P84" style:family="paragraph" style:parent-style-name="Table_20_Contents">
      <style:paragraph-properties fo:text-align="start" style:justify-single-word="false"/>
      <style:text-properties fo:language="id" fo:country="ID" officeooo:rsid="01669617" officeooo:paragraph-rsid="0015f14f"/>
    </style:style>
    <style:style style:name="P85" style:family="paragraph" style:parent-style-name="Standard">
      <style:paragraph-properties fo:text-align="start" style:justify-single-word="false" style:writing-mode="lr-tb"/>
      <style:text-properties fo:language="id" fo:country="ID" officeooo:rsid="02364ccd" officeooo:paragraph-rsid="0015f14f"/>
    </style:style>
    <style:style style:name="P86" style:family="paragraph" style:parent-style-name="Standard">
      <style:paragraph-properties fo:text-align="start" style:justify-single-word="false" style:writing-mode="lr-tb"/>
      <style:text-properties fo:language="id" fo:country="ID" officeooo:rsid="02514673" officeooo:paragraph-rsid="0015f14f"/>
    </style:style>
    <style:style style:name="P87" style:family="paragraph" style:parent-style-name="Standard">
      <style:paragraph-properties fo:text-align="center" style:justify-single-word="false"/>
      <style:text-properties fo:language="id" fo:country="ID" officeooo:rsid="02514673" officeooo:paragraph-rsid="0015f14f"/>
    </style:style>
    <style:style style:name="P88" style:family="paragraph" style:parent-style-name="Table_20_Contents">
      <style:paragraph-properties fo:text-align="center" style:justify-single-word="false"/>
      <style:text-properties fo:language="id" fo:country="ID" officeooo:rsid="02514673" officeooo:paragraph-rsid="0015f14f"/>
    </style:style>
    <style:style style:name="P89" style:family="paragraph" style:parent-style-name="Standard">
      <style:paragraph-properties fo:text-align="start" style:justify-single-word="false"/>
      <style:text-properties fo:language="id" fo:country="ID" officeooo:rsid="023ed5fc" officeooo:paragraph-rsid="0015f14f"/>
    </style:style>
    <style:style style:name="P90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25c656c" officeooo:paragraph-rsid="0015f14f" style:font-style-asian="normal" style:font-weight-asian="bold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174259" officeooo:paragraph-rsid="00174259" style:font-style-asian="normal" style:font-weight-asian="bold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3be60a5" officeooo:paragraph-rsid="0015f14f" style:font-style-asian="normal" style:font-weight-asian="bold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15f14f" officeooo:paragraph-rsid="0015f14f" fo:background-color="transparent" style:font-style-asian="normal" style:font-weight-asian="bold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415772a" officeooo:paragraph-rsid="0015f14f" fo:background-color="transparent" style:font-style-asian="normal" style:font-weight-asian="bold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language="id" fo:country="ID" fo:font-style="normal" fo:font-weight="bold" officeooo:rsid="002be28f" officeooo:paragraph-rsid="002be28f" fo:background-color="transparent" style:font-style-asian="normal" style:font-weight-asian="bold" style:font-style-complex="normal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language="id" fo:country="ID" fo:font-style="normal" officeooo:rsid="042e8a12" officeooo:paragraph-rsid="0015f14f" style:font-style-asian="normal" style:font-style-complex="normal"/>
    </style:style>
    <style:style style:name="P97" style:family="paragraph" style:parent-style-name="Table_20_Contents">
      <style:paragraph-properties fo:text-align="start" style:justify-single-word="false"/>
      <style:text-properties fo:language="id" fo:country="ID" fo:font-style="normal" officeooo:rsid="0438ab03" officeooo:paragraph-rsid="0015f14f" style:font-style-asian="normal" style:font-style-complex="normal"/>
    </style:style>
    <style:style style:name="P98" style:family="paragraph" style:parent-style-name="Table_20_Contents">
      <style:paragraph-properties fo:text-align="center" style:justify-single-word="false"/>
      <style:text-properties fo:language="id" fo:country="ID" officeooo:rsid="01713290" officeooo:paragraph-rsid="0015f14f"/>
    </style:style>
    <style:style style:name="P99" style:family="paragraph" style:parent-style-name="Table_20_Contents">
      <style:paragraph-properties fo:text-align="center" style:justify-single-word="false"/>
      <style:text-properties fo:language="id" fo:country="ID" officeooo:rsid="024460a4" officeooo:paragraph-rsid="0015f14f"/>
    </style:style>
    <style:style style:name="P100" style:family="paragraph" style:parent-style-name="Table_20_Contents">
      <style:paragraph-properties fo:text-align="start" style:justify-single-word="false"/>
      <style:text-properties fo:language="id" fo:country="ID" officeooo:rsid="024460a4" officeooo:paragraph-rsid="0015f14f"/>
    </style:style>
    <style:style style:name="P101" style:family="paragraph" style:parent-style-name="Table_20_Contents">
      <style:paragraph-properties fo:text-align="start" style:justify-single-word="false"/>
      <style:text-properties fo:language="id" fo:country="ID" officeooo:rsid="0166f21a" officeooo:paragraph-rsid="0015f14f"/>
    </style:style>
    <style:style style:name="P102" style:family="paragraph" style:parent-style-name="Table_20_Contents">
      <style:paragraph-properties fo:text-align="start" style:justify-single-word="false"/>
      <style:text-properties fo:language="id" fo:country="ID" officeooo:rsid="023470c2" officeooo:paragraph-rsid="0015f14f"/>
    </style:style>
    <style:style style:name="P103" style:family="paragraph" style:parent-style-name="Table_20_Contents">
      <style:paragraph-properties fo:text-align="start" style:justify-single-word="false"/>
      <style:text-properties fo:language="id" fo:country="ID" officeooo:rsid="0166e5ae" officeooo:paragraph-rsid="0015f14f"/>
    </style:style>
    <style:style style:name="P104" style:family="paragraph" style:parent-style-name="Table_20_Contents">
      <style:paragraph-properties fo:text-align="center" style:justify-single-word="false"/>
      <style:text-properties fo:language="id" fo:country="ID" officeooo:rsid="01724a1c" officeooo:paragraph-rsid="0015f14f"/>
    </style:style>
    <style:style style:name="P105" style:family="paragraph" style:parent-style-name="Table_20_Contents">
      <style:paragraph-properties fo:text-align="start" style:justify-single-word="false"/>
      <style:text-properties fo:language="id" fo:country="ID" officeooo:rsid="016796f8" officeooo:paragraph-rsid="0015f14f"/>
    </style:style>
    <style:style style:name="P106" style:family="paragraph" style:parent-style-name="Table_20_Contents">
      <style:paragraph-properties fo:text-align="center" style:justify-single-word="false"/>
      <style:text-properties fo:language="id" fo:country="ID" fo:font-weight="bold" officeooo:rsid="025c656c" officeooo:paragraph-rsid="0015f14f" fo:background-color="transparent" style:font-weight-asian="bold" style:font-weight-complex="bold"/>
    </style:style>
    <style:style style:name="P107" style:family="paragraph" style:parent-style-name="Table_20_Contents">
      <style:paragraph-properties fo:line-height="150%" fo:text-align="justify" style:justify-single-word="false"/>
      <style:text-properties officeooo:rsid="0014fad4" officeooo:paragraph-rsid="0014fad4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1af023" officeooo:paragraph-rsid="001af023" style:font-weight-asian="bold" style:font-weight-complex="bold"/>
    </style:style>
    <style:style style:name="P109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/>
    </style:style>
    <style:style style:name="P110" style:family="paragraph" style:parent-style-name="Standard">
      <style:paragraph-properties fo:margin-left="-0.189cm" fo:margin-right="0cm" fo:margin-top="0cm" fo:margin-bottom="0cm" style:contextual-spacing="false" fo:line-height="150%" fo:text-indent="0cm" style:auto-text-indent="false"/>
      <style:text-properties style:font-name="Times New Roman"/>
    </style:style>
    <style:style style:name="P111" style:family="paragraph" style:parent-style-name="Standard">
      <style:paragraph-properties fo:margin-left="-0.189cm" fo:margin-right="-0.067cm" fo:margin-top="0cm" fo:margin-bottom="0cm" style:contextual-spacing="false" fo:line-height="150%" fo:text-indent="0cm" style:auto-text-indent="false">
        <style:tab-stops/>
      </style:paragraph-properties>
      <style:text-properties style:font-name="Times New Roman" fo:font-weight="bold" style:font-weight-asian="bold"/>
    </style:style>
    <style:style style:name="P112" style:family="paragraph" style:parent-style-name="Standard">
      <style:paragraph-properties fo:line-height="150%" fo:text-align="justify" style:justify-single-word="false"/>
      <style:text-properties style:font-name-complex="Times New Roman2"/>
    </style:style>
    <style:style style:name="P113" style:family="paragraph" style:parent-style-name="Standard">
      <style:paragraph-properties fo:text-align="justify" style:justify-single-word="false"/>
    </style:style>
    <style:style style:name="P114" style:family="paragraph" style:parent-style-name="Table_20_Contents">
      <style:paragraph-properties fo:text-align="justify" style:justify-single-word="false"/>
    </style:style>
    <style:style style:name="P115" style:family="paragraph" style:parent-style-name="Table_20_Contents">
      <style:paragraph-properties fo:text-align="justify" style:justify-single-word="false"/>
      <style:text-properties officeooo:paragraph-rsid="0025f0fd"/>
    </style:style>
    <style:style style:name="P116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fo:font-weight="normal" officeooo:rsid="001955d5" officeooo:paragraph-rsid="001955d5" style:font-weight-asian="normal" style:font-name-complex="Times New Roman2" style:font-weight-complex="normal"/>
    </style:style>
    <style:style style:name="P117" style:family="paragraph" style:parent-style-name="Table_20_Contents">
      <style:paragraph-properties fo:line-height="150%" fo:text-align="justify" style:justify-single-word="false"/>
      <style:text-properties officeooo:rsid="001af023" officeooo:paragraph-rsid="0025f0fd"/>
    </style:style>
    <style:style style:name="P118" style:family="paragraph" style:parent-style-name="Table_20_Contents">
      <style:paragraph-properties fo:line-height="115%" fo:text-align="justify" style:justify-single-word="false"/>
      <style:text-properties officeooo:rsid="001af023" officeooo:paragraph-rsid="001af023"/>
    </style:style>
    <style:style style:name="P119" style:family="paragraph" style:parent-style-name="Table_20_Contents">
      <style:paragraph-properties fo:line-height="150%" fo:text-align="justify" style:justify-single-word="false"/>
      <style:text-properties officeooo:rsid="001ccbb9" officeooo:paragraph-rsid="0025f0fd"/>
    </style:style>
    <style:style style:name="P120" style:family="paragraph" style:parent-style-name="Table_20_Contents">
      <style:paragraph-properties fo:line-height="115%" fo:text-align="justify" style:justify-single-word="false"/>
      <style:text-properties officeooo:rsid="001ccbb9" officeooo:paragraph-rsid="001ccbb9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auto"/>
      <style:text-properties fo:font-weight="bold" officeooo:rsid="000f97dd" officeooo:paragraph-rsid="000f97dd" style:font-weight-asian="bold" style:font-weight-complex="bold"/>
    </style:style>
    <style:style style:name="P122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30a37" style:font-weight-asian="bold" style:font-weight-complex="bold"/>
    </style:style>
    <style:style style:name="P123" style:family="paragraph" style:parent-style-name="Standard" style:list-style-name="L1">
      <style:paragraph-properties fo:line-height="150%" fo:text-align="justify" style:justify-single-word="false"/>
      <style:text-properties fo:font-weight="bold" officeooo:rsid="00130a37" officeooo:paragraph-rsid="0015f14f" style:font-weight-asian="bold" style:font-weight-complex="bold"/>
    </style:style>
    <style:style style:name="P124" style:family="paragraph" style:parent-style-name="Standard" style:list-style-name="L1">
      <style:paragraph-properties fo:line-height="150%" fo:text-align="justify" style:justify-single-word="false"/>
      <style:text-properties fo:font-weight="bold" officeooo:rsid="0015f14f" officeooo:paragraph-rsid="0015f14f" style:font-weight-asian="bold" style:font-weight-complex="bold"/>
    </style:style>
    <style:style style:name="P125" style:family="paragraph" style:parent-style-name="Standard">
      <style:paragraph-properties fo:line-height="150%" fo:text-align="justify" style:justify-single-word="false"/>
      <style:text-properties fo:font-weight="bold" officeooo:rsid="0015f14f" officeooo:paragraph-rsid="0015f14f" style:font-weight-asian="bold" style:font-weight-complex="bold"/>
    </style:style>
    <style:style style:name="P126" style:family="paragraph" style:parent-style-name="Standard" style:list-style-name="L1">
      <style:paragraph-properties fo:line-height="150%" fo:text-align="justify" style:justify-single-word="false"/>
      <style:text-properties officeooo:rsid="0015f14f" officeooo:paragraph-rsid="0015f14f"/>
    </style:style>
    <style:style style:name="P127" style:family="paragraph" style:parent-style-name="Standard" style:list-style-name="L1" style:master-page-name="Standard">
      <style:paragraph-properties fo:line-height="150%" fo:text-align="justify" style:justify-single-word="false" style:page-number="auto"/>
      <style:text-properties officeooo:rsid="002da30e" officeooo:paragraph-rsid="002da30e"/>
    </style:style>
    <style:style style:name="P128" style:family="paragraph" style:parent-style-name="Standard" style:list-style-name="L1">
      <style:paragraph-properties fo:line-height="150%" fo:text-align="justify" style:justify-single-word="false"/>
      <style:text-properties officeooo:rsid="002da30e" officeooo:paragraph-rsid="002da30e"/>
    </style:style>
    <style:style style:name="P129" style:family="paragraph" style:parent-style-name="Table_20_Contents">
      <style:paragraph-properties fo:line-height="150%" fo:text-align="justify" style:justify-single-word="false"/>
      <style:text-properties style:font-name="Times New Roman1" fo:language="id" fo:country="ID" officeooo:rsid="00f90cdc" officeooo:paragraph-rsid="002ba53a" style:font-name-asian="Times New Roman1" style:font-name-complex="Times New Roman1"/>
    </style:style>
    <style:style style:name="P130" style:family="paragraph" style:parent-style-name="Table_20_Contents">
      <style:paragraph-properties fo:text-align="justify" style:justify-single-word="false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2da30e" officeooo:paragraph-rsid="002da30e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35" style:family="paragraph">
      <loext:graphic-properties draw:fill="none"/>
    </style:style>
    <style:style style:name="T1" style:family="text">
      <style:text-properties officeooo:rsid="000f97dd"/>
    </style:style>
    <style:style style:name="T2" style:family="text">
      <style:text-properties officeooo:rsid="00114e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4e00" style:font-weight-asian="bold" style:font-weight-complex="bold"/>
    </style:style>
    <style:style style:name="T5" style:family="text">
      <style:text-properties fo:font-weight="bold" officeooo:rsid="00130a37" style:font-weight-asian="bold" style:font-weight-complex="bold"/>
    </style:style>
    <style:style style:name="T6" style:family="text">
      <style:text-properties officeooo:rsid="00130a37"/>
    </style:style>
    <style:style style:name="T7" style:family="text">
      <style:text-properties style:font-name-complex="Times New Roman2"/>
    </style:style>
    <style:style style:name="T8" style:family="text">
      <style:text-properties style:font-name="Wingdings" fo:font-weight="bold" officeooo:rsid="00130a37" style:font-name-asian="Wingdings1" style:font-weight-asian="bold" style:font-name-complex="Wingdings1" style:font-weight-complex="bold"/>
    </style:style>
    <style:style style:name="T9" style:family="text">
      <style:text-properties style:font-name="Wingdings" fo:font-weight="normal" officeooo:rsid="001955d5" style:font-name-asian="Wingdings1" style:font-weight-asian="normal" style:font-name-complex="Wingdings1" style:font-weight-complex="normal"/>
    </style:style>
    <style:style style:name="T10" style:family="text">
      <style:text-properties fo:font-weight="normal" officeooo:rsid="00130a37" style:font-weight-asian="normal" style:font-weight-complex="normal"/>
    </style:style>
    <style:style style:name="T11" style:family="text">
      <style:text-properties fo:font-weight="normal" officeooo:rsid="001955d5" style:font-weight-asian="normal" style:font-name-complex="Times New Roman2" style:font-weight-complex="normal"/>
    </style:style>
    <style:style style:name="T12" style:family="text">
      <style:text-properties officeooo:rsid="040e78d5"/>
    </style:style>
    <style:style style:name="T13" style:family="text">
      <style:text-properties officeooo:rsid="0443d02e"/>
    </style:style>
    <style:style style:name="T14" style:family="text">
      <style:text-properties officeooo:rsid="0294f8d7"/>
    </style:style>
    <style:style style:name="T15" style:family="text">
      <style:text-properties officeooo:rsid="024460a4"/>
    </style:style>
    <style:style style:name="T16" style:family="text">
      <style:text-properties officeooo:rsid="02a7995b"/>
    </style:style>
    <style:style style:name="T17" style:family="text">
      <style:text-properties officeooo:rsid="041e50b0"/>
    </style:style>
    <style:style style:name="T18" style:family="text">
      <style:text-properties officeooo:rsid="0243b9fd"/>
    </style:style>
    <style:style style:name="T19" style:family="text">
      <style:text-properties officeooo:rsid="0166f21a"/>
    </style:style>
    <style:style style:name="T20" style:family="text">
      <style:text-properties officeooo:rsid="02e4706e"/>
    </style:style>
    <style:style style:name="T21" style:family="text">
      <style:text-properties officeooo:rsid="02238db4"/>
    </style:style>
    <style:style style:name="T22" style:family="text">
      <style:text-properties officeooo:rsid="01724a1c"/>
    </style:style>
    <style:style style:name="T23" style:family="text">
      <style:text-properties officeooo:rsid="023752c5"/>
    </style:style>
    <style:style style:name="T24" style:family="text">
      <style:text-properties officeooo:rsid="01879ede"/>
    </style:style>
    <style:style style:name="T25" style:family="text">
      <style:text-properties officeooo:rsid="02529656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14e00" style:font-style-asian="italic" style:font-style-complex="italic"/>
    </style:style>
    <style:style style:name="T28" style:family="text">
      <style:text-properties fo:language="en" fo:country="US" style:font-name-complex="Times New Roman2"/>
    </style:style>
    <style:style style:name="T29" style:family="text">
      <style:text-properties fo:language="en" fo:country="US" fo:font-weight="normal" officeooo:rsid="001955d5" style:font-weight-asian="normal" style:font-name-complex="Times New Roman2" style:font-weight-complex="normal"/>
    </style:style>
    <style:style style:name="T30" style:family="text">
      <style:text-properties officeooo:rsid="002303c9"/>
    </style:style>
    <text:list-style style:name="L1">
      <text:list-level-style-number text:level="1" loext:num-list-format=" %1%." style:num-prefix=" 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2%." style:num-prefix=" 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6.449cm" fo:min-width="12.78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LEMBAR VALIDASI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9">Judul Penelitian</text:p>
          </table:table-cell>
          <table:table-cell table:style-name="Table1.A1" office:value-type="string">
            <text:p text:style-name="P109">:</text:p>
          </table:table-cell>
          <table:table-cell table:style-name="Table1.A1" office:value-type="string">
            <text:p text:style-name="P111">KAJIAN FEASIBILTY LINUX UNTUK FASILITAS BELAJAR DAN MENGAJAR PADA PROGRAM STUDI PENDIDIKAN KOMPUTER FKIP ULM</text:p>
          </table:table-cell>
        </table:table-row>
        <table:table-row table:style-name="Table1.1">
          <table:table-cell table:style-name="Table1.A1" office:value-type="string">
            <text:p text:style-name="P110">Peneliti</text:p>
          </table:table-cell>
          <table:table-cell table:style-name="Table1.A1" office:value-type="string">
            <text:p text:style-name="P110">:</text:p>
          </table:table-cell>
          <table:table-cell table:style-name="Table1.A1" office:value-type="string">
            <text:p text:style-name="P110">Ari Yono</text:p>
          </table:table-cell>
        </table:table-row>
        <table:table-row table:style-name="Table1.1">
          <table:table-cell table:style-name="Table1.A1" office:value-type="string">
            <text:p text:style-name="P110">NIM</text:p>
          </table:table-cell>
          <table:table-cell table:style-name="Table1.A1" office:value-type="string">
            <text:p text:style-name="P110">:</text:p>
          </table:table-cell>
          <table:table-cell table:style-name="Table1.A1" office:value-type="string">
            <text:p text:style-name="P110">2110131310001</text:p>
          </table:table-cell>
        </table:table-row>
        <table:table-row table:style-name="Table1.1">
          <table:table-cell table:style-name="Table1.A1" office:value-type="string">
            <text:p text:style-name="P110">Program Studi</text:p>
          </table:table-cell>
          <table:table-cell table:style-name="Table1.A1" office:value-type="string">
            <text:p text:style-name="P110">:</text:p>
          </table:table-cell>
          <table:table-cell table:style-name="Table1.A1" office:value-type="string">
            <text:p text:style-name="P110">S-1 Pendidikan Komputer</text:p>
          </table:table-cell>
        </table:table-row>
        <table:table-row table:style-name="Table1.1">
          <table:table-cell table:style-name="Table1.A1" office:value-type="string">
            <text:p text:style-name="P110">Pembimbing I</text:p>
          </table:table-cell>
          <table:table-cell table:style-name="Table1.A1" office:value-type="string">
            <text:p text:style-name="P110">:</text:p>
          </table:table-cell>
          <table:table-cell table:style-name="Table1.A1" office:value-type="string">
            <text:p text:style-name="P110">Dr. Harja Santana Purba, M.Kom.</text:p>
          </table:table-cell>
        </table:table-row>
        <table:table-row table:style-name="Table1.1">
          <table:table-cell table:style-name="Table1.A1" office:value-type="string">
            <text:p text:style-name="P110">Pembimbing II</text:p>
          </table:table-cell>
          <table:table-cell table:style-name="Table1.A1" office:value-type="string">
            <text:p text:style-name="P110">:</text:p>
          </table:table-cell>
          <table:table-cell table:style-name="Table1.A1" office:value-type="string">
            <text:p text:style-name="P110">Muhammad Hifdzi Adini, S.Kom., M.T.</text:p>
          </table:table-cell>
        </table:table-row>
      </table:table>
      <text:p text:style-name="P2"/>
      <text:p text:style-name="P2"/>
      <text:p text:style-name="P1">Dengan <text:span text:style-name="T2">Hormat,</text:span></text:p>
      <text:p text:style-name="P3"><text:span text:style-name="T1"><text:tab/></text:span><text:span text:style-name="T6">S</text:span><text:span text:style-name="T2">ehubungan dengan adanya penelitian mengenai “</text:span><text:span text:style-name="T4">KAJIAN FEASIBILTY LINUX UNTUK FASILITAS BELAJAR DAN MENGAJAR PADA PROGRAM STUDI PENDIDIKAN KOMPUTER FKIP ULM</text:span><text:span text:style-name="T2">”, maka melalui angket ini, kami mohon kesediaan Bapak/Ibu untuk memberikan penilaian terhadap kesesuaian dan kelayakan perangkat lunak berbasis Linux yang akan digunakan dalam pembelajaran. Penilaian dari Bapak/Ibu akan digunakan untuk memastikan bahwa perangkat lunak berbasis </text:span><text:span text:style-name="T27">Linux</text:span><text:span text:style-name="T2"> relevan dengan teknologi, pedagogi dan konten dalam pembelajaran di program studi Pendidikan Komputer.</text:span></text:p>
      <text:list xml:id="list3994813372" text:style-name="L1">
        <text:list-item>
          <text:p text:style-name="P122">IDENTITAS VALIDATOR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7">Nama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119">Dr. R. Ati Sukmawati, M.Kom.</text:p>
          </table:table-cell>
        </table:table-row>
        <table:table-row>
          <table:table-cell table:style-name="Table2.A1" office:value-type="string">
            <text:p text:style-name="P11">NIP/NIPK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117">196601281993032002</text:p>
          </table:table-cell>
        </table:table-row>
        <table:table-row>
          <table:table-cell table:style-name="Table2.A1" office:value-type="string">
            <text:p text:style-name="P112">Instansi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129">Universitas Lambung Mangkurat</text:p>
          </table:table-cell>
        </table:table-row>
      </table:table>
      <text:list xml:id="list30710601180938" text:continue-numbering="true" text:style-name="L1">
        <text:list-item>
          <text:p text:style-name="P123">PETUNJUK PENGISIAN</text:p>
        </text:list-item>
      </text:list>
      <text:p text:style-name="P4"><text:span text:style-name="T10">Mohon Bapak/Ibu memberikan penilaian dengan cara memberikan tanda (</text:span><text:span text:style-name="T8">ü</text:span><text:span text:style-name="T10">) pada salah satu kolom yang tersedia.</text:span></text:p>
      <text:p text:style-name="P125"/>
      <text:list xml:id="list30710560862005" text:continue-numbering="true" text:style-name="L1">
        <text:list-item>
          <text:p text:style-name="P127"><text:span text:style-name="T3">ANGKET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rows-spanned="2" office:value-type="string">
            <text:p text:style-name="P131">No</text:p>
          </table:table-cell>
          <table:table-cell table:style-name="Table3.A1" table:number-rows-spanned="2" office:value-type="string">
            <text:p text:style-name="P131">Indikator Penilaian</text:p>
          </table:table-cell>
          <table:table-cell table:style-name="Table3.A1" table:number-rows-spanned="2" office:value-type="string">
            <text:p text:style-name="P131">Pernyataan</text:p>
          </table:table-cell>
          <table:table-cell table:style-name="Table3.A1" table:number-columns-spanned="2" office:value-type="string">
            <text:p text:style-name="P131">Kesesuaian</text:p>
          </table:table-cell>
          <table:covered-table-cell/>
          <table:table-cell table:style-name="Table3.F1" table:number-rows-spanned="2" office:value-type="string">
            <text:p text:style-name="P131">Keterangan</text:p>
          </table:table-cell>
        </table:table-row>
        <table:table-row table:style-name="Table3.1">
          <table:covered-table-cell table:style-name="Table3.A2"/>
          <table:covered-table-cell table:style-name="Table3.B2"/>
          <table:covered-table-cell table:style-name="Table3.C2"/>
          <table:table-cell table:style-name="Table3.D2" office:value-type="string">
            <text:p text:style-name="P131">Ya</text:p>
          </table:table-cell>
          <table:table-cell table:style-name="Table3.E2" office:value-type="string">
            <text:p text:style-name="P131">Tidak</text:p>
          </table:table-cell>
          <table:covered-table-cell table:style-name="Table3.F2"/>
        </table:table-row>
        <table:table-row>
          <table:table-cell table:style-name="Table3.A3" table:number-rows-spanned="2" office:value-type="string">
            <text:p text:style-name="P131">1</text:p>
          </table:table-cell>
          <table:table-cell table:style-name="Table3.B3" table:number-rows-spanned="2" office:value-type="string">
            <text:p text:style-name="P134">Technological Knowledge </text:p>
          </table:table-cell>
          <table:table-cell table:style-name="Table3.C3" office:value-type="string">
            <text:p text:style-name="P114">Memiliki fitur utama yang sesuai untuk pembelajaran</text:p>
          </table:table-cell>
          <table:table-cell table:style-name="Table3.D3" office:value-type="string">
            <text:p text:style-name="P114"/>
          </table:table-cell>
          <table:table-cell table:style-name="Table3.E3" office:value-type="string">
            <text:p text:style-name="P114"/>
          </table:table-cell>
          <table:table-cell table:style-name="Table3.F3" office:value-type="string">
            <text:p text:style-name="P114"/>
          </table:table-cell>
        </table:table-row>
        <table:table-row>
          <table:covered-table-cell table:style-name="Table3.A3"/>
          <table:covered-table-cell table:style-name="Table3.B3"/>
          <table:table-cell table:style-name="Table3.C4" office:value-type="string">
            <text:p text:style-name="P114">Tersedia panduan/tutorial resmi atau dari komunitas</text:p>
          </table:table-cell>
          <table:table-cell table:style-name="Table3.D4" office:value-type="string">
            <text:p text:style-name="P114"/>
          </table:table-cell>
          <table:table-cell table:style-name="Table3.E4" office:value-type="string">
            <text:p text:style-name="P114"/>
          </table:table-cell>
          <table:table-cell table:style-name="Table3.F4" office:value-type="string">
            <text:p text:style-name="P114"/>
          </table:table-cell>
        </table:table-row>
        <table:table-row>
          <table:table-cell table:style-name="Table3.A5" table:number-rows-spanned="2" office:value-type="string">
            <text:p text:style-name="P131">2</text:p>
          </table:table-cell>
          <table:table-cell table:style-name="Table3.B5" table:number-rows-spanned="2" office:value-type="string">
            <text:p text:style-name="P134">Pedagogical Knowledge</text:p>
          </table:table-cell>
          <table:table-cell table:style-name="Table3.C5" office:value-type="string">
            <text:p text:style-name="P114">Perangkat lunak mendukung fitur yang membantu proses belajar, seperti simulasi, visualisasi, atau latihan interaktif.</text:p>
          </table:table-cell>
          <table:table-cell table:style-name="Table3.D5" office:value-type="string">
            <text:p text:style-name="P114"/>
          </table:table-cell>
          <table:table-cell table:style-name="Table3.E5" office:value-type="string">
            <text:p text:style-name="P114"/>
          </table:table-cell>
          <table:table-cell table:style-name="Table3.F5" office:value-type="string">
            <text:p text:style-name="P114"/>
          </table:table-cell>
        </table:table-row>
        <table:table-row>
          <table:covered-table-cell table:style-name="Table3.A5"/>
          <table:covered-table-cell table:style-name="Table3.B5"/>
          <table:table-cell table:style-name="Table3.C6" office:value-type="string">
            <text:p text:style-name="P114">Perangkat lunak bisa digunakan untuk berbagai metode pembelajaran (teori, praktik, diskusi, dll.).</text:p>
          </table:table-cell>
          <table:table-cell table:style-name="Table3.D6" office:value-type="string">
            <text:p text:style-name="P114"/>
          </table:table-cell>
          <table:table-cell table:style-name="Table3.E6" office:value-type="string">
            <text:p text:style-name="P114"/>
          </table:table-cell>
          <table:table-cell table:style-name="Table3.F6" office:value-type="string">
            <text:p text:style-name="P114"/>
          </table:table-cell>
        </table:table-row>
        <table:table-row>
          <table:table-cell table:style-name="Table3.A7" office:value-type="string">
            <text:p text:style-name="P131">3</text:p>
          </table:table-cell>
          <table:table-cell table:style-name="Table3.B7" office:value-type="string">
            <text:p text:style-name="P134">Content Knowledge</text:p>
          </table:table-cell>
          <table:table-cell table:style-name="Table3.C7" office:value-type="string">
            <text:p text:style-name="P114">Tidak terlalu berbeda dari aplikasi <text:span text:style-name="T26">Windows</text:span> yang biasa digunakan, sehingga mudah diadaptasi.</text:p>
          </table:table-cell>
          <table:table-cell table:style-name="Table3.D7" office:value-type="string">
            <text:p text:style-name="P114"/>
          </table:table-cell>
          <table:table-cell table:style-name="Table3.E7" office:value-type="string">
            <text:p text:style-name="P114"/>
          </table:table-cell>
          <table:table-cell table:style-name="Table3.F7" office:value-type="string">
            <text:p text:style-name="P114"/>
          </table:table-cell>
        </table:table-row>
      </table:table>
      <text:list xml:id="list30709400381218" text:continue-numbering="true" text:style-name="L1">
        <text:list-header>
          <text:p text:style-name="P128"><text:span text:style-name="T3"/></text:p>
        </text:list-header>
        <text:list-item>
          <text:p text:style-name="P126"><text:span text:style-name="T5">S</text:span><text:span text:style-name="T3">ARAN</text:span></text:p>
        </text:list-item>
      </text:list>
      <text:p text:style-name="P7"><text:span text:style-name="T11">Mohon Bapak/Ibu dapat berkenan memberikan saran untuk </text:span><text:span text:style-name="T29">kebutuhan perangkat lunak prodi Pendidikan Komputer</text:span><text:span text:style-name="T11"> ini secara tertulis pada kolom yang tersedia. Atas kesediaan Bapak/Ibu untuk mengisi lembar penilaian ini, saya ucapkan terima kasih.</text:span></text:p>
      <text:p text:style-name="P116"><draw:custom-shape text:anchor-type="as-char" draw:z-index="0" draw:name="Shape 1" draw:style-name="gr1" draw:text-style-name="P135" svg:width="12.782cm" svg:height="6.45cm"><text:p/><draw:enhanced-geometry svg:viewBox="0 0 21600 21600" draw:type="rectangle" draw:enhanced-path="M 0 0 L 21600 0 21600 21600 0 21600 0 0 Z N"/></draw:custom-shape></text:p>
      <text:list xml:id="list30710536221360" text:continue-numbering="true" text:style-name="L1">
        <text:list-item>
          <text:p text:style-name="P124"><text:soft-page-break/>KESIMPULAN</text:p>
        </text:list-item>
      </text:list>
      <text:p text:style-name="P8"><text:span text:style-name="T11">Mohon Bapak/Ibu dapat memberikan tanda (</text:span><text:span text:style-name="T9">ü</text:span><text:span text:style-name="T7">)</text:span><text:span text:style-name="T11"> untuk memberikan kesimpulan terhadap </text:span><text:span text:style-name="T28">kebutuhan perangkat lunak kurikulum prodi Pendidikan Komputer </text:span><text:span text:style-name="T7">ini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8">Keterangan Validasi</text:p>
          </table:table-cell>
          <table:table-cell table:style-name="Table4.B1" office:value-type="string">
            <text:p text:style-name="P108">Hasil</text:p>
          </table:table-cell>
        </table:table-row>
        <table:table-row>
          <table:table-cell table:style-name="Table4.A2" office:value-type="string">
            <text:p text:style-name="P113"><text:span text:style-name="T28">Perangkat lunak</text:span><text:span text:style-name="T7"> belum </text:span><text:span text:style-name="T28">sesuai dengan kebutuhan prodi</text:span></text:p>
          </table:table-cell>
          <table:table-cell table:style-name="Table4.B2" office:value-type="string">
            <text:p text:style-name="P114"/>
          </table:table-cell>
        </table:table-row>
        <table:table-row>
          <table:table-cell table:style-name="Table4.A2" office:value-type="string">
            <text:p text:style-name="P113"><text:span text:style-name="T28">Perangkat lunak sesuai dengan kebutuhan prodi</text:span><text:span text:style-name="T7"> dengan revisi sesuai saran</text:span></text:p>
          </table:table-cell>
          <table:table-cell table:style-name="Table4.B2" office:value-type="string">
            <text:p text:style-name="P114"/>
          </table:table-cell>
        </table:table-row>
        <table:table-row>
          <table:table-cell table:style-name="Table4.A2" office:value-type="string">
            <text:p text:style-name="P113"><text:span text:style-name="T28">Perangkat lunak sesuai dengan kebutuhan prodi</text:span><text:span text:style-name="T7"> tanpa revisi</text:span></text:p>
          </table:table-cell>
          <table:table-cell table:style-name="Table4.B2" office:value-type="string">
            <text:p text:style-name="P114"/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5"/>
          </table:table-cell>
          <table:table-cell table:style-name="Table5.A1" office:value-type="string">
            <text:p text:style-name="P118">Banjarmasin, </text:p>
          </table:table-cell>
        </table:table-row>
        <table:table-row>
          <table:table-cell table:style-name="Table5.A1" office:value-type="string">
            <text:p text:style-name="P114"/>
          </table:table-cell>
          <table:table-cell table:style-name="Table5.A1" office:value-type="string">
            <text:p text:style-name="P118">Validator Pakar Kurikulum,</text:p>
            <text:p text:style-name="P118"/>
            <text:p text:style-name="P118"/>
            <text:p text:style-name="P118"/>
            <text:p text:style-name="P118"/>
            <text:p text:style-name="P120">Dr. R. Ati Sukmawati, M.Kom.</text:p>
            <text:p text:style-name="P118">NIP. 196601281993032002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>
      <style:paragraph-properties fo:margin-left="1.27cm" fo:margin-right="0cm" fo:orphans="2" fo:widows="2" fo:text-indent="0cm" style:auto-text-indent="false"/>
      <style:text-properties style:font-name="Times New Roman" fo:font-family="'Times New Roman'" style:font-family-generic="roman" fo:font-size="12pt" style:font-name-asian="SimSun" style:font-family-asian="SimSun" style:font-family-generic-asian="system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499cm" fo:text-indent="0.6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currency-style style:name="N10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9P0"/>
    </number:currency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2:37:10.210357986</meta:creation-date>
    <meta:editing-cycles>16</meta:editing-cycles>
    <dc:date>2025-06-18T03:07:08.548732978</dc:date>
    <meta:editing-duration>PT17H32S</meta:editing-duration>
    <meta:generator>LibreOffice/7.3.7.2$Linux_X86_64 LibreOffice_project/30$Build-2</meta:generator>
    <meta:print-date>2025-06-17T10:40:17.626222330</meta:print-date>
    <meta:document-statistic meta:table-count="5" meta:image-count="0" meta:object-count="0" meta:page-count="3" meta:paragraph-count="66" meta:word-count="319" meta:character-count="2349" meta:non-whitespace-character-count="2092"/>
  </office:meta>
</office:document-meta>
</file>